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63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4.8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odule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Pri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OD_UPG_POWF_DIV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iner</text:p>
          </table:table-cell>
          <table:table-cell office:value-type="float" office:value="4500" calcext:value-type="float">
            <text:p>4500</text:p>
          </table:table-cell>
          <table:table-cell table:formula="of:=POWER([.$B2]; ([.$N$1]+[.C1]) / [.$N$1])" office:value-type="float" office:value="5631.59628984831" calcext:value-type="float">
            <text:p>5631,59628984831</text:p>
          </table:table-cell>
          <table:table-cell table:formula="of:=POWER([.$B2]; ([.$N$1]+[.D1]) / [.$N$1])" office:value-type="float" office:value="6300.00674358109" calcext:value-type="float">
            <text:p>6300,00674358109</text:p>
          </table:table-cell>
          <table:table-cell table:formula="of:=POWER([.$B2]; ([.$N$1]+[.E1]) / [.$N$1])" office:value-type="float" office:value="7047.75039374071" calcext:value-type="float">
            <text:p>7047,75039374071</text:p>
          </table:table-cell>
          <table:table-cell table:formula="of:=POWER([.$B2]; ([.$N$1]+[.F1]) / [.$N$1])" office:value-type="float" office:value="7884.24324514902" calcext:value-type="float">
            <text:p>7884,24324514902</text:p>
          </table:table-cell>
          <table:table-cell table:formula="of:=POWER([.$B2]; ([.$N$1]+[.G1]) / [.$N$1])" office:value-type="float" office:value="8820.01888203716" calcext:value-type="float">
            <text:p>8820,01888203716</text:p>
          </table:table-cell>
          <table:table-cell table:formula="of:=POWER([.$B2]; ([.$N$1]+[.H1]) / [.$N$1])" office:value-type="float" office:value="9866.8611128095" calcext:value-type="float">
            <text:p>9866,8611128095</text:p>
          </table:table-cell>
          <table:table-cell table:formula="of:=POWER([.$B2]; ([.$N$1]+[.I1]) / [.$N$1])" office:value-type="float" office:value="11037.9523583272" calcext:value-type="float">
            <text:p>11037,9523583272</text:p>
          </table:table-cell>
          <table:table-cell table:formula="of:=POWER([.$B2]; ([.$N$1]+[.J1]) / [.$N$1])" office:value-type="float" office:value="12348.0396522992" calcext:value-type="float">
            <text:p>12348,0396522992</text:p>
          </table:table-cell>
          <table:table-cell table:formula="of:=POWER([.$B2]; ([.$N$1]+[.K1]) / [.$N$1])" office:value-type="float" office:value="13813.6203441506" calcext:value-type="float">
            <text:p>13813,6203441506</text:p>
          </table:table-cell>
          <table:table-cell/>
          <table:table-cell office:value-type="string" calcext:value-type="string">
            <text:p>EXTRACTION_RATE_RANK_POWF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GasSucker</text:p>
          </table:table-cell>
          <table:table-cell table:formula="of:=[.B2]" office:value-type="float" office:value="4500" calcext:value-type="float">
            <text:p>4500</text:p>
          </table:table-cell>
          <table:table-cell table:formula="of:=POWER([.$B3]; ([.$N$1]+[.C1]) / [.$N$1])" office:value-type="float" office:value="5631.59628984831" calcext:value-type="float">
            <text:p>5631,59628984831</text:p>
          </table:table-cell>
          <table:table-cell table:formula="of:=POWER([.$B3]; ([.$N$1]+[.D1]) / [.$N$1])" office:value-type="float" office:value="6300.00674358109" calcext:value-type="float">
            <text:p>6300,00674358109</text:p>
          </table:table-cell>
          <table:table-cell table:formula="of:=POWER([.$B3]; ([.$N$1]+[.E1]) / [.$N$1])" office:value-type="float" office:value="7047.75039374071" calcext:value-type="float">
            <text:p>7047,75039374071</text:p>
          </table:table-cell>
          <table:table-cell table:formula="of:=POWER([.$B3]; ([.$N$1]+[.F1]) / [.$N$1])" office:value-type="float" office:value="7884.24324514902" calcext:value-type="float">
            <text:p>7884,24324514902</text:p>
          </table:table-cell>
          <table:table-cell table:formula="of:=POWER([.$B3]; ([.$N$1]+[.G1]) / [.$N$1])" office:value-type="float" office:value="8820.01888203716" calcext:value-type="float">
            <text:p>8820,01888203716</text:p>
          </table:table-cell>
          <table:table-cell table:formula="of:=POWER([.$B3]; ([.$N$1]+[.H1]) / [.$N$1])" office:value-type="float" office:value="9866.8611128095" calcext:value-type="float">
            <text:p>9866,8611128095</text:p>
          </table:table-cell>
          <table:table-cell table:formula="of:=POWER([.$B3]; ([.$N$1]+[.I1]) / [.$N$1])" office:value-type="float" office:value="11037.9523583272" calcext:value-type="float">
            <text:p>11037,9523583272</text:p>
          </table:table-cell>
          <table:table-cell table:formula="of:=POWER([.$B3]; ([.$N$1]+[.J1]) / [.$N$1])" office:value-type="float" office:value="12348.0396522992" calcext:value-type="float">
            <text:p>12348,0396522992</text:p>
          </table:table-cell>
          <table:table-cell table:formula="of:=POWER([.$B3]; ([.$N$1]+[.K1]) / [.$N$1])" office:value-type="float" office:value="13813.6203441506" calcext:value-type="float">
            <text:p>13813,6203441506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Extr ra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ner</text:p>
          </table:table-cell>
          <table:table-cell table:formula="of:=POWER((3/(0.84/2)); POWER([.B$1];[.$N$2]))" office:value-type="float" office:value="7.14285714285714" calcext:value-type="float">
            <text:p>7,14285714285714</text:p>
          </table:table-cell>
          <table:table-cell table:formula="of:=POWER((3/(0.84/2)); POWER([.C$1];[.$N$2]))" office:value-type="float" office:value="14.6697758290434" calcext:value-type="float">
            <text:p>14,6697758290434</text:p>
          </table:table-cell>
          <table:table-cell table:formula="of:=POWER((3/(0.84/2)); POWER([.D$1];[.$N$2]))" office:value-type="float" office:value="25.1131380792901" calcext:value-type="float">
            <text:p>25,1131380792901</text:p>
          </table:table-cell>
          <table:table-cell table:formula="of:=POWER((3/(0.84/2)); POWER([.E$1];[.$N$2]))" office:value-type="float" office:value="39.2086082209268" calcext:value-type="float">
            <text:p>39,2086082209268</text:p>
          </table:table-cell>
          <table:table-cell table:formula="of:=POWER((3/(0.84/2)); POWER([.F$1];[.$N$2]))" office:value-type="float" office:value="57.7682292580737" calcext:value-type="float">
            <text:p>57,7682292580737</text:p>
          </table:table-cell>
          <table:table-cell table:formula="of:=POWER((3/(0.84/2)); POWER([.G$1];[.$N$2]))" office:value-type="float" office:value="81.7186343649575" calcext:value-type="float">
            <text:p>81,7186343649575</text:p>
          </table:table-cell>
          <table:table-cell table:formula="of:=POWER((3/(0.84/2)); POWER([.H$1];[.$N$2]))" office:value-type="float" office:value="112.120188088629" calcext:value-type="float">
            <text:p>112,120188088629</text:p>
          </table:table-cell>
          <table:table-cell table:formula="of:=POWER((3/(0.84/2)); POWER([.I$1];[.$N$2]))" office:value-type="float" office:value="150.183829117136" calcext:value-type="float">
            <text:p>150,183829117136</text:p>
          </table:table-cell>
          <table:table-cell table:formula="of:=POWER((3/(0.84/2)); POWER([.J$1];[.$N$2]))" office:value-type="float" office:value="197.288345237044" calcext:value-type="float">
            <text:p>197,288345237044</text:p>
          </table:table-cell>
          <table:table-cell table:formula="of:=POWER((3/(0.84/2)); POWER([.K$1];[.$N$2]))" office:value-type="float" office:value="254.998819399236" calcext:value-type="float">
            <text:p>254,998819399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sSucker</text:p>
          </table:table-cell>
          <table:table-cell table:formula="of:=POWER((3/(0.84/2)); POWER([.B$1];[.$N$2]))" office:value-type="float" office:value="7.14285714285714" calcext:value-type="float">
            <text:p>7,14285714285714</text:p>
          </table:table-cell>
          <table:table-cell table:formula="of:=POWER((3/(0.84/2)); POWER([.C$1];[.$N$2]))" office:value-type="float" office:value="14.6697758290434" calcext:value-type="float">
            <text:p>14,6697758290434</text:p>
          </table:table-cell>
          <table:table-cell table:formula="of:=POWER((3/(0.84/2)); POWER([.D$1];[.$N$2]))" office:value-type="float" office:value="25.1131380792901" calcext:value-type="float">
            <text:p>25,1131380792901</text:p>
          </table:table-cell>
          <table:table-cell table:formula="of:=POWER((3/(0.84/2)); POWER([.E$1];[.$N$2]))" office:value-type="float" office:value="39.2086082209268" calcext:value-type="float">
            <text:p>39,2086082209268</text:p>
          </table:table-cell>
          <table:table-cell table:formula="of:=POWER((3/(0.84/2)); POWER([.F$1];[.$N$2]))" office:value-type="float" office:value="57.7682292580737" calcext:value-type="float">
            <text:p>57,7682292580737</text:p>
          </table:table-cell>
          <table:table-cell table:formula="of:=POWER((3/(0.84/2)); POWER([.G$1];[.$N$2]))" office:value-type="float" office:value="81.7186343649575" calcext:value-type="float">
            <text:p>81,7186343649575</text:p>
          </table:table-cell>
          <table:table-cell table:formula="of:=POWER((3/(0.84/2)); POWER([.H$1];[.$N$2]))" office:value-type="float" office:value="112.120188088629" calcext:value-type="float">
            <text:p>112,120188088629</text:p>
          </table:table-cell>
          <table:table-cell table:formula="of:=POWER((3/(0.84/2)); POWER([.I$1];[.$N$2]))" office:value-type="float" office:value="150.183829117136" calcext:value-type="float">
            <text:p>150,183829117136</text:p>
          </table:table-cell>
          <table:table-cell table:formula="of:=POWER((3/(0.84/2)); POWER([.J$1];[.$N$2]))" office:value-type="float" office:value="197.288345237044" calcext:value-type="float">
            <text:p>197,288345237044</text:p>
          </table:table-cell>
          <table:table-cell table:formula="of:=POWER((3/(0.84/2)); POWER([.K$1];[.$N$2]))" office:value-type="float" office:value="254.998819399236" calcext:value-type="float">
            <text:p>254,998819399236</text:p>
          </table:table-cell>
          <table:table-cell table:number-columns-repeated="3"/>
        </table:table-row>
      </table:table>
      <table:table table:name="Ship" table:style-name="ta1">
        <table:table-column table:style-name="co3" table:default-cell-style-name="Default"/>
        <table:table-column table:style-name="co1" table:number-columns-repeated="1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Pri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ARGO_EXP_ADD_CA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rgoExpansion</text:p>
          </table:table-cell>
          <table:table-cell table:formula="of:=[.N1]*[.N2]" office:value-type="float" office:value="2000" calcext:value-type="float">
            <text:p>2000</text:p>
          </table:table-cell>
          <table:table-cell table:number-columns-repeated="10"/>
          <table:table-cell office:value-type="string" calcext:value-type="string">
            <text:p>CARGO_CAP_PRIC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actorUpgrade</text:p>
          </table:table-cell>
          <table:table-cell table:formula="of:=[.N3]*[.N4]" office:value-type="float" office:value="4000" calcext:value-type="float">
            <text:p>4000</text:p>
          </table:table-cell>
          <table:table-cell table:formula="of:=[.$B3]*POWER([.C1];[.$N$5])" office:value-type="float" office:value="7464.26393229446" calcext:value-type="float">
            <text:p>7464,26393229446</text:p>
          </table:table-cell>
          <table:table-cell table:formula="of:=[.$B3]*POWER([.D1];[.$N$5])" office:value-type="float" office:value="10751.5015180891" calcext:value-type="float">
            <text:p>10751,5015180891</text:p>
          </table:table-cell>
          <table:table-cell table:formula="of:=[.$B3]*POWER([.E1];[.$N$5])" office:value-type="float" office:value="13928.809012738" calcext:value-type="float">
            <text:p>13928,809012738</text:p>
          </table:table-cell>
          <table:table-cell table:formula="of:=[.$B3]*POWER([.F1];[.$N$5])" office:value-type="float" office:value="17026.7984504157" calcext:value-type="float">
            <text:p>17026,7984504157</text:p>
          </table:table-cell>
          <table:table-cell table:formula="of:=[.$B3]*POWER([.G1];[.$N$5])" office:value-type="float" office:value="20063.0112498705" calcext:value-type="float">
            <text:p>20063,0112498705</text:p>
          </table:table-cell>
          <table:table-cell table:formula="of:=[.$B3]*POWER([.H1];[.$N$5])" office:value-type="float" office:value="23048.7951118052" calcext:value-type="float">
            <text:p>23048,7951118052</text:p>
          </table:table-cell>
          <table:table-cell table:formula="of:=[.$B3]*POWER([.I1];[.$N$5])" office:value-type="float" office:value="25992.0766833995" calcext:value-type="float">
            <text:p>25992,0766833995</text:p>
          </table:table-cell>
          <table:table-cell table:formula="of:=[.$B3]*POWER([.J1];[.$N$5])" office:value-type="float" office:value="28898.6962233683" calcext:value-type="float">
            <text:p>28898,6962233683</text:p>
          </table:table-cell>
          <table:table-cell table:formula="of:=[.$B3]*POWER([.K1];[.$N$5])" office:value-type="float" office:value="31773.1293889713" calcext:value-type="float">
            <text:p>31773,1293889713</text:p>
          </table:table-cell>
          <table:table-cell/>
          <table:table-cell office:value-type="string" calcext:value-type="string">
            <text:p>REACTOR_UPG_AD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llUpgrade</text:p>
          </table:table-cell>
          <table:table-cell table:formula="of:=[.N6]*[.N7]" office:value-type="float" office:value="2700" calcext:value-type="float">
            <text:p>2700</text:p>
          </table:table-cell>
          <table:table-cell table:number-columns-repeated="10"/>
          <table:table-cell office:value-type="string" calcext:value-type="string">
            <text:p>REACTOR_POWER_PRICE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EACTOR_UPG_POWF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ULL_UPG_ADD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ULL_CAP_PRIC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ight ship</text:p>
          </table:table-cell>
          <table:table-cell table:formula="of:=([.$N14]*[.$N$2])+([.$N17]*[.$N$4])+([.$N20]*[.$N$7])" office:value-type="float" office:value="35000" calcext:value-type="float">
            <text:p>35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 ship</text:p>
          </table:table-cell>
          <table:table-cell table:formula="of:=([.$N15]*[.$N$2])+([.$N18]*[.$N$4])+([.$N21]*[.$N$7])" office:value-type="float" office:value="74000" calcext:value-type="float">
            <text:p>74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vy ship</text:p>
          </table:table-cell>
          <table:table-cell table:formula="of:=([.$N16]*[.$N$2])+([.$N19]*[.$N$4])+([.$N22]*[.$N$7])" office:value-type="float" office:value="244000" calcext:value-type="float">
            <text:p>244000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office:value-type="string" calcext:value-type="string">
            <text:p>Light ship cargo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id ship cargo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eavy ship cargo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Light ship reac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id ship react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eavy ship reac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Light ship hull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id ship hull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eavy ship hull</text:p>
          </table:table-cell>
          <table:table-cell office:value-type="float" office:value="20000" calcext:value-type="float">
            <text:p>20000</text:p>
          </table:table-cell>
        </table:table-row>
      </table:table>
      <table:table table:name="Crew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ANK_PRICE_WAGE_MULT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Pilot</text:p>
          </table:table-cell>
          <table:table-cell office:value-type="float" office:value="5.5" calcext:value-type="float">
            <text:p>5,5</text:p>
          </table:table-cell>
          <table:table-cell table:formula="of:=[.$B2] * POWER([.C$1];[.$N$2])" office:value-type="float" office:value="9.91375508871913" calcext:value-type="float">
            <text:p>9,91375508871913</text:p>
          </table:table-cell>
          <table:table-cell table:formula="of:=[.$B2] * POWER([.D$1];[.$N$2])" office:value-type="float" office:value="13.9931585840258" calcext:value-type="float">
            <text:p>13,9931585840258</text:p>
          </table:table-cell>
          <table:table-cell table:formula="of:=[.$B2] * POWER([.E$1];[.$N$2])" office:value-type="float" office:value="17.8695527198372" calcext:value-type="float">
            <text:p>17,8695527198372</text:p>
          </table:table-cell>
          <table:table-cell table:formula="of:=[.$B2] * POWER([.F$1];[.$N$2])" office:value-type="float" office:value="21.6016633313735" calcext:value-type="float">
            <text:p>21,6016633313735</text:p>
          </table:table-cell>
          <table:table-cell table:formula="of:=[.$B2] * POWER([.G$1];[.$N$2])" office:value-type="float" office:value="25.2226812944799" calcext:value-type="float">
            <text:p>25,2226812944799</text:p>
          </table:table-cell>
          <table:table-cell table:formula="of:=[.$B2] * POWER([.H$1];[.$N$2])" office:value-type="float" office:value="28.7538513690903" calcext:value-type="float">
            <text:p>28,7538513690903</text:p>
          </table:table-cell>
          <table:table-cell table:formula="of:=[.$B2] * POWER([.I$1];[.$N$2])" office:value-type="float" office:value="32.2098853108038" calcext:value-type="float">
            <text:p>32,2098853108038</text:p>
          </table:table-cell>
          <table:table-cell table:formula="of:=[.$B2] * POWER([.J$1];[.$N$2])" office:value-type="float" office:value="35.6015431195808" calcext:value-type="float">
            <text:p>35,6015431195808</text:p>
          </table:table-cell>
          <table:table-cell table:formula="of:=[.$B2] * POWER([.K$1];[.$N$2])" office:value-type="float" office:value="38.9370181411276" calcext:value-type="float">
            <text:p>38,9370181411276</text:p>
          </table:table-cell>
          <table:table-cell/>
          <table:table-cell office:value-type="string" calcext:value-type="string">
            <text:p>WAGE_INC_RANK_POWF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float" office:value="0.9" calcext:value-type="float">
            <text:p>0,9</text:p>
          </table:table-cell>
          <table:table-cell table:formula="of:=[.$B3] * POWER([.C$1];[.$N$2])" office:value-type="float" office:value="1.62225083269949" calcext:value-type="float">
            <text:p>1,62225083269949</text:p>
          </table:table-cell>
          <table:table-cell table:formula="of:=[.$B3] * POWER([.D$1];[.$N$2])" office:value-type="float" office:value="2.28978958647695" calcext:value-type="float">
            <text:p>2,28978958647695</text:p>
          </table:table-cell>
          <table:table-cell table:formula="of:=[.$B3] * POWER([.E$1];[.$N$2])" office:value-type="float" office:value="2.92410862688245" calcext:value-type="float">
            <text:p>2,92410862688245</text:p>
          </table:table-cell>
          <table:table-cell table:formula="of:=[.$B3] * POWER([.F$1];[.$N$2])" office:value-type="float" office:value="3.53481763604294" calcext:value-type="float">
            <text:p>3,53481763604294</text:p>
          </table:table-cell>
          <table:table-cell table:formula="of:=[.$B3] * POWER([.G$1];[.$N$2])" office:value-type="float" office:value="4.12734784818762" calcext:value-type="float">
            <text:p>4,12734784818762</text:p>
          </table:table-cell>
          <table:table-cell table:formula="of:=[.$B3] * POWER([.H$1];[.$N$2])" office:value-type="float" office:value="4.70517567857841" calcext:value-type="float">
            <text:p>4,70517567857841</text:p>
          </table:table-cell>
          <table:table-cell table:formula="of:=[.$B3] * POWER([.I$1];[.$N$2])" office:value-type="float" office:value="5.27070850540425" calcext:value-type="float">
            <text:p>5,27070850540425</text:p>
          </table:table-cell>
          <table:table-cell table:formula="of:=[.$B3] * POWER([.J$1];[.$N$2])" office:value-type="float" office:value="5.8257070559314" calcext:value-type="float">
            <text:p>5,8257070559314</text:p>
          </table:table-cell>
          <table:table-cell table:formula="of:=[.$B3] * POWER([.K$1];[.$N$2])" office:value-type="float" office:value="6.37151205945724" calcext:value-type="float">
            <text:p>6,37151205945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der</text:p>
          </table:table-cell>
          <table:table-cell office:value-type="float" office:value="2.6" calcext:value-type="float">
            <text:p>2,6</text:p>
          </table:table-cell>
          <table:table-cell table:formula="of:=[.$B4] * POWER([.C$1];[.$N$2])" office:value-type="float" office:value="4.68650240557632" calcext:value-type="float">
            <text:p>4,68650240557632</text:p>
          </table:table-cell>
          <table:table-cell table:formula="of:=[.$B4] * POWER([.D$1];[.$N$2])" office:value-type="float" office:value="6.61494769426673" calcext:value-type="float">
            <text:p>6,61494769426673</text:p>
          </table:table-cell>
          <table:table-cell table:formula="of:=[.$B4] * POWER([.E$1];[.$N$2])" office:value-type="float" office:value="8.44742492210485" calcext:value-type="float">
            <text:p>8,44742492210485</text:p>
          </table:table-cell>
          <table:table-cell table:formula="of:=[.$B4] * POWER([.F$1];[.$N$2])" office:value-type="float" office:value="10.2116953930129" calcext:value-type="float">
            <text:p>10,2116953930129</text:p>
          </table:table-cell>
          <table:table-cell table:formula="of:=[.$B4] * POWER([.G$1];[.$N$2])" office:value-type="float" office:value="11.9234493392087" calcext:value-type="float">
            <text:p>11,9234493392087</text:p>
          </table:table-cell>
          <table:table-cell table:formula="of:=[.$B4] * POWER([.H$1];[.$N$2])" office:value-type="float" office:value="13.5927297381154" calcext:value-type="float">
            <text:p>13,5927297381154</text:p>
          </table:table-cell>
          <table:table-cell table:formula="of:=[.$B4] * POWER([.I$1];[.$N$2])" office:value-type="float" office:value="15.2264912378345" calcext:value-type="float">
            <text:p>15,2264912378345</text:p>
          </table:table-cell>
          <table:table-cell table:formula="of:=[.$B4] * POWER([.J$1];[.$N$2])" office:value-type="float" office:value="16.8298203838018" calcext:value-type="float">
            <text:p>16,8298203838018</text:p>
          </table:table-cell>
          <table:table-cell table:formula="of:=[.$B4] * POWER([.K$1];[.$N$2])" office:value-type="float" office:value="18.4065903939876" calcext:value-type="float">
            <text:p>18,40659039398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dier</text:p>
          </table:table-cell>
          <table:table-cell office:value-type="float" office:value="1.5" calcext:value-type="float">
            <text:p>1,5</text:p>
          </table:table-cell>
          <table:table-cell table:formula="of:=[.$B5] * POWER([.C$1];[.$N$2])" office:value-type="float" office:value="2.70375138783249" calcext:value-type="float">
            <text:p>2,70375138783249</text:p>
          </table:table-cell>
          <table:table-cell table:formula="of:=[.$B5] * POWER([.D$1];[.$N$2])" office:value-type="float" office:value="3.81631597746158" calcext:value-type="float">
            <text:p>3,81631597746158</text:p>
          </table:table-cell>
          <table:table-cell table:formula="of:=[.$B5] * POWER([.E$1];[.$N$2])" office:value-type="float" office:value="4.87351437813741" calcext:value-type="float">
            <text:p>4,87351437813741</text:p>
          </table:table-cell>
          <table:table-cell table:formula="of:=[.$B5] * POWER([.F$1];[.$N$2])" office:value-type="float" office:value="5.89136272673823" calcext:value-type="float">
            <text:p>5,89136272673823</text:p>
          </table:table-cell>
          <table:table-cell table:formula="of:=[.$B5] * POWER([.G$1];[.$N$2])" office:value-type="float" office:value="6.8789130803127" calcext:value-type="float">
            <text:p>6,8789130803127</text:p>
          </table:table-cell>
          <table:table-cell table:formula="of:=[.$B5] * POWER([.H$1];[.$N$2])" office:value-type="float" office:value="7.84195946429736" calcext:value-type="float">
            <text:p>7,84195946429736</text:p>
          </table:table-cell>
          <table:table-cell table:formula="of:=[.$B5] * POWER([.I$1];[.$N$2])" office:value-type="float" office:value="8.78451417567375" calcext:value-type="float">
            <text:p>8,78451417567375</text:p>
          </table:table-cell>
          <table:table-cell table:formula="of:=[.$B5] * POWER([.J$1];[.$N$2])" office:value-type="float" office:value="9.70951175988567" calcext:value-type="float">
            <text:p>9,70951175988567</text:p>
          </table:table-cell>
          <table:table-cell table:formula="of:=[.$B5] * POWER([.K$1];[.$N$2])" office:value-type="float" office:value="10.6191867657621" calcext:value-type="float">
            <text:p>10,6191867657621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Upgra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ilot</text:p>
          </table:table-cell>
          <table:table-cell table:formula="of:=[.B2]*[.$N$1]" office:value-type="float" office:value="10450" calcext:value-type="float">
            <text:p>10450</text:p>
          </table:table-cell>
          <table:table-cell table:formula="of:=[.C2]*[.$N$1]" office:value-type="float" office:value="18836.1346685664" calcext:value-type="float">
            <text:p>18836,1346685664</text:p>
          </table:table-cell>
          <table:table-cell table:formula="of:=[.D2]*[.$N$1]" office:value-type="float" office:value="26587.001309649" calcext:value-type="float">
            <text:p>26587,001309649</text:p>
          </table:table-cell>
          <table:table-cell table:formula="of:=[.E2]*[.$N$1]" office:value-type="float" office:value="33952.1501676906" calcext:value-type="float">
            <text:p>33952,1501676906</text:p>
          </table:table-cell>
          <table:table-cell table:formula="of:=[.F2]*[.$N$1]" office:value-type="float" office:value="41043.1603296097" calcext:value-type="float">
            <text:p>41043,1603296097</text:p>
          </table:table-cell>
          <table:table-cell table:formula="of:=[.G2]*[.$N$1]" office:value-type="float" office:value="47923.0944595118" calcext:value-type="float">
            <text:p>47923,0944595118</text:p>
          </table:table-cell>
          <table:table-cell table:formula="of:=[.H2]*[.$N$1]" office:value-type="float" office:value="54632.3176012716" calcext:value-type="float">
            <text:p>54632,3176012716</text:p>
          </table:table-cell>
          <table:table-cell table:formula="of:=[.I2]*[.$N$1]" office:value-type="float" office:value="61198.7820905271" calcext:value-type="float">
            <text:p>61198,7820905271</text:p>
          </table:table-cell>
          <table:table-cell table:formula="of:=[.J2]*[.$N$1]" office:value-type="float" office:value="67642.9319272035" calcext:value-type="float">
            <text:p>67642,9319272035</text:p>
          </table:table-cell>
          <table:table-cell table:formula="of:=[.K2]*[.$N$1]" office:value-type="float" office:value="73980.3344681424" calcext:value-type="float">
            <text:p>73980,33446814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or</text:p>
          </table:table-cell>
          <table:table-cell table:formula="of:=[.B3]*[.$N$1]" office:value-type="float" office:value="1710" calcext:value-type="float">
            <text:p>1710</text:p>
          </table:table-cell>
          <table:table-cell table:formula="of:=[.C3]*[.$N$1]" office:value-type="float" office:value="3082.27658212904" calcext:value-type="float">
            <text:p>3082,27658212904</text:p>
          </table:table-cell>
          <table:table-cell table:formula="of:=[.D3]*[.$N$1]" office:value-type="float" office:value="4350.6002143062" calcext:value-type="float">
            <text:p>4350,6002143062</text:p>
          </table:table-cell>
          <table:table-cell table:formula="of:=[.E3]*[.$N$1]" office:value-type="float" office:value="5555.80639107665" calcext:value-type="float">
            <text:p>5555,80639107665</text:p>
          </table:table-cell>
          <table:table-cell table:formula="of:=[.F3]*[.$N$1]" office:value-type="float" office:value="6716.15350848159" calcext:value-type="float">
            <text:p>6716,15350848159</text:p>
          </table:table-cell>
          <table:table-cell table:formula="of:=[.G3]*[.$N$1]" office:value-type="float" office:value="7841.96091155647" calcext:value-type="float">
            <text:p>7841,96091155647</text:p>
          </table:table-cell>
          <table:table-cell table:formula="of:=[.H3]*[.$N$1]" office:value-type="float" office:value="8939.83378929899" calcext:value-type="float">
            <text:p>8939,83378929899</text:p>
          </table:table-cell>
          <table:table-cell table:formula="of:=[.I3]*[.$N$1]" office:value-type="float" office:value="10014.3461602681" calcext:value-type="float">
            <text:p>10014,3461602681</text:p>
          </table:table-cell>
          <table:table-cell table:formula="of:=[.J3]*[.$N$1]" office:value-type="float" office:value="11068.8434062697" calcext:value-type="float">
            <text:p>11068,8434062697</text:p>
          </table:table-cell>
          <table:table-cell table:formula="of:=[.K3]*[.$N$1]" office:value-type="float" office:value="12105.8729129688" calcext:value-type="float">
            <text:p>12105,8729129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der</text:p>
          </table:table-cell>
          <table:table-cell table:formula="of:=[.B4]*[.$N$1]" office:value-type="float" office:value="4940" calcext:value-type="float">
            <text:p>4940</text:p>
          </table:table-cell>
          <table:table-cell table:formula="of:=[.C4]*[.$N$1]" office:value-type="float" office:value="8904.354570595" calcext:value-type="float">
            <text:p>8904,354570595</text:p>
          </table:table-cell>
          <table:table-cell table:formula="of:=[.D4]*[.$N$1]" office:value-type="float" office:value="12568.4006191068" calcext:value-type="float">
            <text:p>12568,4006191068</text:p>
          </table:table-cell>
          <table:table-cell table:formula="of:=[.E4]*[.$N$1]" office:value-type="float" office:value="16050.1073519992" calcext:value-type="float">
            <text:p>16050,1073519992</text:p>
          </table:table-cell>
          <table:table-cell table:formula="of:=[.F4]*[.$N$1]" office:value-type="float" office:value="19402.2212467246" calcext:value-type="float">
            <text:p>19402,2212467246</text:p>
          </table:table-cell>
          <table:table-cell table:formula="of:=[.G4]*[.$N$1]" office:value-type="float" office:value="22654.5537444965" calcext:value-type="float">
            <text:p>22654,5537444965</text:p>
          </table:table-cell>
          <table:table-cell table:formula="of:=[.H4]*[.$N$1]" office:value-type="float" office:value="25826.1865024193" calcext:value-type="float">
            <text:p>25826,1865024193</text:p>
          </table:table-cell>
          <table:table-cell table:formula="of:=[.I4]*[.$N$1]" office:value-type="float" office:value="28930.3333518856" calcext:value-type="float">
            <text:p>28930,3333518856</text:p>
          </table:table-cell>
          <table:table-cell table:formula="of:=[.J4]*[.$N$1]" office:value-type="float" office:value="31976.6587292235" calcext:value-type="float">
            <text:p>31976,6587292235</text:p>
          </table:table-cell>
          <table:table-cell table:formula="of:=[.K4]*[.$N$1]" office:value-type="float" office:value="34972.5217485764" calcext:value-type="float">
            <text:p>34972,52174857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dier</text:p>
          </table:table-cell>
          <table:table-cell table:formula="of:=[.B5]*[.$N$1]" office:value-type="float" office:value="2850" calcext:value-type="float">
            <text:p>2850</text:p>
          </table:table-cell>
          <table:table-cell table:formula="of:=[.C5]*[.$N$1]" office:value-type="float" office:value="5137.12763688173" calcext:value-type="float">
            <text:p>5137,12763688173</text:p>
          </table:table-cell>
          <table:table-cell table:formula="of:=[.D5]*[.$N$1]" office:value-type="float" office:value="7251.000357177" calcext:value-type="float">
            <text:p>7251,000357177</text:p>
          </table:table-cell>
          <table:table-cell table:formula="of:=[.E5]*[.$N$1]" office:value-type="float" office:value="9259.67731846109" calcext:value-type="float">
            <text:p>9259,67731846109</text:p>
          </table:table-cell>
          <table:table-cell table:formula="of:=[.F5]*[.$N$1]" office:value-type="float" office:value="11193.5891808026" calcext:value-type="float">
            <text:p>11193,5891808026</text:p>
          </table:table-cell>
          <table:table-cell table:formula="of:=[.G5]*[.$N$1]" office:value-type="float" office:value="13069.9348525941" calcext:value-type="float">
            <text:p>13069,9348525941</text:p>
          </table:table-cell>
          <table:table-cell table:formula="of:=[.H5]*[.$N$1]" office:value-type="float" office:value="14899.722982165" calcext:value-type="float">
            <text:p>14899,722982165</text:p>
          </table:table-cell>
          <table:table-cell table:formula="of:=[.I5]*[.$N$1]" office:value-type="float" office:value="16690.5769337801" calcext:value-type="float">
            <text:p>16690,5769337801</text:p>
          </table:table-cell>
          <table:table-cell table:formula="of:=[.J5]*[.$N$1]" office:value-type="float" office:value="18448.0723437828" calcext:value-type="float">
            <text:p>18448,0723437828</text:p>
          </table:table-cell>
          <table:table-cell table:formula="of:=[.K5]*[.$N$1]" office:value-type="float" office:value="20176.4548549479" calcext:value-type="float">
            <text:p>20176,4548549479</text:p>
          </table:table-cell>
          <table:table-cell table:number-columns-repeated="3"/>
        </table:table-row>
      </table:table>
      <table:table table:name="Resources" table:style-name="ta1"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Resourc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Volume</text:p>
          </table:table-cell>
          <table:table-cell table:number-columns-repeated="2"/>
          <table:table-cell office:value-type="string" calcext:value-type="string">
            <text:p>Price / diff</text:p>
          </table:table-cell>
          <table:table-cell office:value-type="string" calcext:value-type="string">
            <text:p>Price / vol</text:p>
          </table:table-cell>
          <table:table-cell/>
          <table:table-cell office:value-type="string" calcext:value-type="string">
            <text:p>Wanted p/d</text:p>
          </table:table-cell>
          <table:table-cell office:value-type="string" calcext:value-type="string">
            <text:p>Difficul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ne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table:number-columns-repeated="2"/>
          <table:table-cell table:formula="of:=[.B2]/[.C2]" office:value-type="float" office:value="16" calcext:value-type="float">
            <text:p>16</text:p>
          </table:table-cell>
          <table:table-cell table:formula="of:=[.B2]/[.D2]" office:value-type="float" office:value="5.33333333333333" calcext:value-type="float">
            <text:p>5,3333333333333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B2]/[.J2]" office:value-type="float" office:value="0.266666666666667" calcext:value-type="float">
            <text:p>0,26666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on</text:p>
          </table:table-cell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,7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table:formula="of:=[.B3]/[.C3]" office:value-type="float" office:value="22.8571428571429" calcext:value-type="float">
            <text:p>22,8571428571429</text:p>
          </table:table-cell>
          <table:table-cell table:formula="of:=[.B3]/[.D3]" office:value-type="float" office:value="6.4" calcext:value-type="float">
            <text:p>6,4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B3]/[.J3]" office:value-type="float" office:value="0.695652173913044" calcext:value-type="float">
            <text:p>0,6956521739130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pper</text:p>
          </table:table-cell>
          <table:table-cell office:value-type="float" office:value="46" calcext:value-type="float">
            <text:p>46</text:p>
          </table:table-cell>
          <table:table-cell office:value-type="float" office:value="1.9" calcext:value-type="float">
            <text:p>1,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B4]/[.C4]" office:value-type="float" office:value="24.2105263157895" calcext:value-type="float">
            <text:p>24,2105263157895</text:p>
          </table:table-cell>
          <table:table-cell table:formula="of:=[.B4]/[.D4]" office:value-type="float" office:value="15.3333333333333" calcext:value-type="float">
            <text:p>15,3333333333333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B4]/[.J4]" office:value-type="float" office:value="1.84" calcext:value-type="float">
            <text:p>1,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80" calcext:value-type="float">
            <text:p>80</text:p>
          </table:table-cell>
          <table:table-cell office:value-type="float" office:value="2.95" calcext:value-type="float">
            <text:p>2,9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table:formula="of:=[.B5]/[.C5]" office:value-type="float" office:value="27.1186440677966" calcext:value-type="float">
            <text:p>27,1186440677966</text:p>
          </table:table-cell>
          <table:table-cell table:formula="of:=[.B5]/[.D5]" office:value-type="float" office:value="320" calcext:value-type="float">
            <text:p>320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B5]/[.J5]" office:value-type="float" office:value="2.96296296296296" calcext:value-type="float">
            <text:p>2,96296296296296</text:p>
          </table:table-cell>
          <table:table-cell table:number-columns-repeated="4"/>
        </table:table-row>
        <table:table-row table:style-name="ro1" table:number-rows-repeated="14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Density</text:p>
          </table:table-cell>
          <table:table-cell office:value-type="float" office:value="6.25" calcext:value-type="float">
            <text:p>6,2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ff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Ratio Fact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ffi Fact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/>
          <table:table-cell table:formula="of:=[.C26]/[.B26]" office:value-type="float" office:value="1.5157165665104" calcext:value-type="float">
            <text:p>1,5157165665104</text:p>
          </table:table-cell>
          <table:table-cell table:formula="of:=[.D26]/[.C26]" office:value-type="float" office:value="1.27542450062579" calcext:value-type="float">
            <text:p>1,27542450062579</text:p>
          </table:table-cell>
          <table:table-cell table:formula="of:=[.E26]/[.D26]" office:value-type="float" office:value="1.188401638644" calcext:value-type="float">
            <text:p>1,188401638644</text:p>
          </table:table-cell>
          <table:table-cell table:formula="of:=[.F26]/[.E26]" office:value-type="float" office:value="1.14326262981832" calcext:value-type="float">
            <text:p>1,14326262981832</text:p>
          </table:table-cell>
          <table:table-cell table:formula="of:=[.G26]/[.F26]" office:value-type="float" office:value="1.11560062172983" calcext:value-type="float">
            <text:p>1,11560062172983</text:p>
          </table:table-cell>
          <table:table-cell table:formula="of:=[.H26]/[.G26]" office:value-type="float" office:value="1.09690261990622" calcext:value-type="float">
            <text:p>1,09690261990622</text:p>
          </table:table-cell>
          <table:table-cell table:formula="of:=[.I26]/[.H26]" office:value-type="float" office:value="1.08341580836556" calcext:value-type="float">
            <text:p>1,08341580836556</text:p>
          </table:table-cell>
          <table:table-cell table:formula="of:=[.J26]/[.I26]" office:value-type="float" office:value="1.07322681082894" calcext:value-type="float">
            <text:p>1,07322681082894</text:p>
          </table:table-cell>
          <table:table-cell table:formula="of:=[.K26]/[.J26]" office:value-type="float" office:value="1.0652572394602" calcext:value-type="float">
            <text:p>1,065257239460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Extrac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$O$20]*POWER(([.B$25]*[.$A26])/POWER([.$O$21];[.$O$23]);[.$O$22])" office:value-type="float" office:value="50" calcext:value-type="float">
            <text:p>50</text:p>
          </table:table-cell>
          <table:table-cell table:formula="of:=[.$O$20]*POWER(([.C$25]*[.$A26])/POWER([.$O$21];[.$O$23]);[.$O$22])" office:value-type="float" office:value="75.7858283255199" calcext:value-type="float">
            <text:p>75,7858283255199</text:p>
          </table:table-cell>
          <table:table-cell table:formula="of:=[.$O$20]*POWER(([.D$25]*[.$A26])/POWER([.$O$21];[.$O$23]);[.$O$22])" office:value-type="float" office:value="96.6591022465881" calcext:value-type="float">
            <text:p>96,6591022465881</text:p>
          </table:table-cell>
          <table:table-cell table:formula="of:=[.$O$20]*POWER(([.E$25]*[.$A26])/POWER([.$O$21];[.$O$23]);[.$O$22])" office:value-type="float" office:value="114.869835499703" calcext:value-type="float">
            <text:p>114,869835499703</text:p>
          </table:table-cell>
          <table:table-cell table:formula="of:=[.$O$20]*POWER(([.F$25]*[.$A26])/POWER([.$O$21];[.$O$23]);[.$O$22])" office:value-type="float" office:value="131.326390220188" calcext:value-type="float">
            <text:p>131,326390220188</text:p>
          </table:table-cell>
          <table:table-cell table:formula="of:=[.$O$20]*POWER(([.G$25]*[.$A26])/POWER([.$O$21];[.$O$23]);[.$O$22])" office:value-type="float" office:value="146.507802579176" calcext:value-type="float">
            <text:p>146,507802579176</text:p>
          </table:table-cell>
          <table:table-cell table:formula="of:=[.$O$20]*POWER(([.H$25]*[.$A26])/POWER([.$O$21];[.$O$23]);[.$O$22])" office:value-type="float" office:value="160.704792485802" calcext:value-type="float">
            <text:p>160,704792485802</text:p>
          </table:table-cell>
          <table:table-cell table:formula="of:=[.$O$20]*POWER(([.I$25]*[.$A26])/POWER([.$O$21];[.$O$23]);[.$O$22])" office:value-type="float" office:value="174.110112659225" calcext:value-type="float">
            <text:p>174,110112659225</text:p>
          </table:table-cell>
          <table:table-cell table:formula="of:=[.$O$20]*POWER(([.J$25]*[.$A26])/POWER([.$O$21];[.$O$23]);[.$O$22])" office:value-type="float" office:value="186.859640942328" calcext:value-type="float">
            <text:p>186,859640942328</text:p>
          </table:table-cell>
          <table:table-cell table:formula="of:=[.$O$20]*POWER(([.K$25]*[.$A26])/POWER([.$O$21];[.$O$23]);[.$O$22])" office:value-type="float" office:value="199.053585276749" calcext:value-type="float">
            <text:p>199,053585276749</text:p>
          </table:table-cell>
          <table:table-cell/>
          <table:table-cell table:formula="of:=[.B27]/[.B26]" office:value-type="float" office:value="1.5157165665104" calcext:value-type="float">
            <text:p>1,515716566510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O$20]*POWER(([.B$25]*[.$A27])/POWER([.$O$21];[.$O$23]);[.$O$22])" office:value-type="float" office:value="75.7858283255199" calcext:value-type="float">
            <text:p>75,7858283255199</text:p>
          </table:table-cell>
          <table:table-cell table:formula="of:=[.$O$20]*POWER(([.C$25]*[.$A27])/POWER([.$O$21];[.$O$23]);[.$O$22])" office:value-type="float" office:value="114.869835499703" calcext:value-type="float">
            <text:p>114,869835499703</text:p>
          </table:table-cell>
          <table:table-cell table:formula="of:=[.$O$20]*POWER(([.D$25]*[.$A27])/POWER([.$O$21];[.$O$23]);[.$O$22])" office:value-type="float" office:value="146.507802579176" calcext:value-type="float">
            <text:p>146,507802579176</text:p>
          </table:table-cell>
          <table:table-cell table:formula="of:=[.$O$20]*POWER(([.E$25]*[.$A27])/POWER([.$O$21];[.$O$23]);[.$O$22])" office:value-type="float" office:value="174.110112659225" calcext:value-type="float">
            <text:p>174,110112659225</text:p>
          </table:table-cell>
          <table:table-cell table:formula="of:=[.$O$20]*POWER(([.F$25]*[.$A27])/POWER([.$O$21];[.$O$23]);[.$O$22])" office:value-type="float" office:value="199.053585276749" calcext:value-type="float">
            <text:p>199,053585276749</text:p>
          </table:table-cell>
          <table:table-cell table:formula="of:=[.$O$20]*POWER(([.G$25]*[.$A27])/POWER([.$O$21];[.$O$23]);[.$O$22])" office:value-type="float" office:value="222.064303492292" calcext:value-type="float">
            <text:p>222,064303492292</text:p>
          </table:table-cell>
          <table:table-cell table:formula="of:=[.$O$20]*POWER(([.H$25]*[.$A27])/POWER([.$O$21];[.$O$23]);[.$O$22])" office:value-type="float" office:value="243.582916288346" calcext:value-type="float">
            <text:p>243,582916288346</text:p>
          </table:table-cell>
          <table:table-cell table:formula="of:=[.$O$20]*POWER(([.I$25]*[.$A27])/POWER([.$O$21];[.$O$23]);[.$O$22])" office:value-type="float" office:value="263.901582154579" calcext:value-type="float">
            <text:p>263,901582154579</text:p>
          </table:table-cell>
          <table:table-cell table:formula="of:=[.$O$20]*POWER(([.J$25]*[.$A27])/POWER([.$O$21];[.$O$23]);[.$O$22])" office:value-type="float" office:value="283.226253388471" calcext:value-type="float">
            <text:p>283,226253388471</text:p>
          </table:table-cell>
          <table:table-cell table:formula="of:=[.$O$20]*POWER(([.K$25]*[.$A27])/POWER([.$O$21];[.$O$23]);[.$O$22])" office:value-type="float" office:value="301.708816827258" calcext:value-type="float">
            <text:p>301,708816827258</text:p>
          </table:table-cell>
          <table:table-cell/>
          <table:table-cell table:formula="of:=[.B28]/[.B27]" office:value-type="float" office:value="1.27542450062579" calcext:value-type="float">
            <text:p>1,2754245006257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O$20]*POWER(([.B$25]*[.$A28])/POWER([.$O$21];[.$O$23]);[.$O$22])" office:value-type="float" office:value="96.6591022465881" calcext:value-type="float">
            <text:p>96,6591022465881</text:p>
          </table:table-cell>
          <table:table-cell table:formula="of:=[.$O$20]*POWER(([.C$25]*[.$A28])/POWER([.$O$21];[.$O$23]);[.$O$22])" office:value-type="float" office:value="146.507802579176" calcext:value-type="float">
            <text:p>146,507802579176</text:p>
          </table:table-cell>
          <table:table-cell table:formula="of:=[.$O$20]*POWER(([.D$25]*[.$A28])/POWER([.$O$21];[.$O$23]);[.$O$22])" office:value-type="float" office:value="186.859640942328" calcext:value-type="float">
            <text:p>186,859640942328</text:p>
          </table:table-cell>
          <table:table-cell table:formula="of:=[.$O$20]*POWER(([.E$25]*[.$A28])/POWER([.$O$21];[.$O$23]);[.$O$22])" office:value-type="float" office:value="222.064303492292" calcext:value-type="float">
            <text:p>222,064303492292</text:p>
          </table:table-cell>
          <table:table-cell table:formula="of:=[.$O$20]*POWER(([.F$25]*[.$A28])/POWER([.$O$21];[.$O$23]);[.$O$22])" office:value-type="float" office:value="253.87781959937" calcext:value-type="float">
            <text:p>253,87781959937</text:p>
          </table:table-cell>
          <table:table-cell table:formula="of:=[.$O$20]*POWER(([.G$25]*[.$A28])/POWER([.$O$21];[.$O$23]);[.$O$22])" office:value-type="float" office:value="283.226253388471" calcext:value-type="float">
            <text:p>283,226253388471</text:p>
          </table:table-cell>
          <table:table-cell table:formula="of:=[.$O$20]*POWER(([.H$25]*[.$A28])/POWER([.$O$21];[.$O$23]);[.$O$22])" office:value-type="float" office:value="310.671619368037" calcext:value-type="float">
            <text:p>310,671619368037</text:p>
          </table:table-cell>
          <table:table-cell table:formula="of:=[.$O$20]*POWER(([.I$25]*[.$A28])/POWER([.$O$21];[.$O$23]);[.$O$22])" office:value-type="float" office:value="336.58654363386" calcext:value-type="float">
            <text:p>336,58654363386</text:p>
          </table:table-cell>
          <table:table-cell table:formula="of:=[.$O$20]*POWER(([.J$25]*[.$A28])/POWER([.$O$21];[.$O$23]);[.$O$22])" office:value-type="float" office:value="361.233702792104" calcext:value-type="float">
            <text:p>361,233702792104</text:p>
          </table:table-cell>
          <table:table-cell table:formula="of:=[.$O$20]*POWER(([.K$25]*[.$A28])/POWER([.$O$21];[.$O$23]);[.$O$22])" office:value-type="float" office:value="384.806817036304" calcext:value-type="float">
            <text:p>384,806817036304</text:p>
          </table:table-cell>
          <table:table-cell/>
          <table:table-cell table:formula="of:=[.B29]/[.B28]" office:value-type="float" office:value="1.188401638644" calcext:value-type="float">
            <text:p>1,18840163864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O$20]*POWER(([.B$25]*[.$A29])/POWER([.$O$21];[.$O$23]);[.$O$22])" office:value-type="float" office:value="114.869835499703" calcext:value-type="float">
            <text:p>114,869835499703</text:p>
          </table:table-cell>
          <table:table-cell table:formula="of:=[.$O$20]*POWER(([.C$25]*[.$A29])/POWER([.$O$21];[.$O$23]);[.$O$22])" office:value-type="float" office:value="174.110112659225" calcext:value-type="float">
            <text:p>174,110112659225</text:p>
          </table:table-cell>
          <table:table-cell table:formula="of:=[.$O$20]*POWER(([.D$25]*[.$A29])/POWER([.$O$21];[.$O$23]);[.$O$22])" office:value-type="float" office:value="222.064303492292" calcext:value-type="float">
            <text:p>222,064303492292</text:p>
          </table:table-cell>
          <table:table-cell table:style-name="ce1" table:formula="of:=[.$O$20]*POWER(([.E$25]*[.$A29])/POWER([.$O$21];[.$O$23]);[.$O$22])" office:value-type="float" office:value="263.901582154579" calcext:value-type="float">
            <text:p>263,901582154579</text:p>
          </table:table-cell>
          <table:table-cell table:formula="of:=[.$O$20]*POWER(([.F$25]*[.$A29])/POWER([.$O$21];[.$O$23]);[.$O$22])" office:value-type="float" office:value="301.708816827258" calcext:value-type="float">
            <text:p>301,708816827258</text:p>
          </table:table-cell>
          <table:table-cell table:formula="of:=[.$O$20]*POWER(([.G$25]*[.$A29])/POWER([.$O$21];[.$O$23]);[.$O$22])" office:value-type="float" office:value="336.58654363386" calcext:value-type="float">
            <text:p>336,58654363386</text:p>
          </table:table-cell>
          <table:table-cell table:formula="of:=[.$O$20]*POWER(([.H$25]*[.$A29])/POWER([.$O$21];[.$O$23]);[.$O$22])" office:value-type="float" office:value="369.202661537161" calcext:value-type="float">
            <text:p>369,202661537161</text:p>
          </table:table-cell>
          <table:table-cell table:formula="of:=[.$O$20]*POWER(([.I$25]*[.$A29])/POWER([.$O$21];[.$O$23]);[.$O$22])" office:value-type="float" office:value="400" calcext:value-type="float">
            <text:p>400</text:p>
          </table:table-cell>
          <table:table-cell table:formula="of:=[.$O$20]*POWER(([.J$25]*[.$A29])/POWER([.$O$21];[.$O$23]);[.$O$22])" office:value-type="float" office:value="429.290724331577" calcext:value-type="float">
            <text:p>429,290724331577</text:p>
          </table:table-cell>
          <table:table-cell table:formula="of:=[.$O$20]*POWER(([.K$25]*[.$A29])/POWER([.$O$21];[.$O$23]);[.$O$22])" office:value-type="float" office:value="457.305051927326" calcext:value-type="float">
            <text:p>457,305051927326</text:p>
          </table:table-cell>
          <table:table-cell/>
          <table:table-cell table:formula="of:=[.B30]/[.B29]" office:value-type="float" office:value="1.14326262981832" calcext:value-type="float">
            <text:p>1,1432626298183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O$20]*POWER(([.B$25]*[.$A30])/POWER([.$O$21];[.$O$23]);[.$O$22])" office:value-type="float" office:value="131.326390220188" calcext:value-type="float">
            <text:p>131,326390220188</text:p>
          </table:table-cell>
          <table:table-cell table:formula="of:=[.$O$20]*POWER(([.C$25]*[.$A30])/POWER([.$O$21];[.$O$23]);[.$O$22])" office:value-type="float" office:value="199.053585276749" calcext:value-type="float">
            <text:p>199,053585276749</text:p>
          </table:table-cell>
          <table:table-cell table:formula="of:=[.$O$20]*POWER(([.D$25]*[.$A30])/POWER([.$O$21];[.$O$23]);[.$O$22])" office:value-type="float" office:value="253.87781959937" calcext:value-type="float">
            <text:p>253,87781959937</text:p>
          </table:table-cell>
          <table:table-cell table:formula="of:=[.$O$20]*POWER(([.E$25]*[.$A30])/POWER([.$O$21];[.$O$23]);[.$O$22])" office:value-type="float" office:value="301.708816827258" calcext:value-type="float">
            <text:p>301,708816827258</text:p>
          </table:table-cell>
          <table:table-cell table:formula="of:=[.$O$20]*POWER(([.F$25]*[.$A30])/POWER([.$O$21];[.$O$23]);[.$O$22])" office:value-type="float" office:value="344.932415365304" calcext:value-type="float">
            <text:p>344,932415365304</text:p>
          </table:table-cell>
          <table:table-cell table:formula="of:=[.$O$20]*POWER(([.G$25]*[.$A30])/POWER([.$O$21];[.$O$23]);[.$O$22])" office:value-type="float" office:value="384.806817036304" calcext:value-type="float">
            <text:p>384,806817036304</text:p>
          </table:table-cell>
          <table:table-cell table:formula="of:=[.$O$20]*POWER(([.H$25]*[.$A30])/POWER([.$O$21];[.$O$23]);[.$O$22])" office:value-type="float" office:value="422.095605764896" calcext:value-type="float">
            <text:p>422,095605764896</text:p>
          </table:table-cell>
          <table:table-cell table:formula="of:=[.$O$20]*POWER(([.I$25]*[.$A30])/POWER([.$O$21];[.$O$23]);[.$O$22])" office:value-type="float" office:value="457.305051927326" calcext:value-type="float">
            <text:p>457,305051927326</text:p>
          </table:table-cell>
          <table:table-cell table:formula="of:=[.$O$20]*POWER(([.J$25]*[.$A30])/POWER([.$O$21];[.$O$23]);[.$O$22])" office:value-type="float" office:value="490.792042455928" calcext:value-type="float">
            <text:p>490,792042455928</text:p>
          </table:table-cell>
          <table:table-cell table:formula="of:=[.$O$20]*POWER(([.K$25]*[.$A30])/POWER([.$O$21];[.$O$23]);[.$O$22])" office:value-type="float" office:value="522.819776295637" calcext:value-type="float">
            <text:p>522,819776295637</text:p>
          </table:table-cell>
          <table:table-cell/>
          <table:table-cell table:formula="of:=[.B31]/[.B30]" office:value-type="float" office:value="1.11560062172983" calcext:value-type="float">
            <text:p>1,1156006217298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O$20]*POWER(([.B$25]*[.$A31])/POWER([.$O$21];[.$O$23]);[.$O$22])" office:value-type="float" office:value="146.507802579176" calcext:value-type="float">
            <text:p>146,507802579176</text:p>
          </table:table-cell>
          <table:table-cell table:formula="of:=[.$O$20]*POWER(([.C$25]*[.$A31])/POWER([.$O$21];[.$O$23]);[.$O$22])" office:value-type="float" office:value="222.064303492292" calcext:value-type="float">
            <text:p>222,064303492292</text:p>
          </table:table-cell>
          <table:table-cell table:formula="of:=[.$O$20]*POWER(([.D$25]*[.$A31])/POWER([.$O$21];[.$O$23]);[.$O$22])" office:value-type="float" office:value="283.226253388471" calcext:value-type="float">
            <text:p>283,226253388471</text:p>
          </table:table-cell>
          <table:table-cell table:formula="of:=[.$O$20]*POWER(([.E$25]*[.$A31])/POWER([.$O$21];[.$O$23]);[.$O$22])" office:value-type="float" office:value="336.58654363386" calcext:value-type="float">
            <text:p>336,58654363386</text:p>
          </table:table-cell>
          <table:table-cell table:formula="of:=[.$O$20]*POWER(([.F$25]*[.$A31])/POWER([.$O$21];[.$O$23]);[.$O$22])" office:value-type="float" office:value="384.806817036304" calcext:value-type="float">
            <text:p>384,806817036304</text:p>
          </table:table-cell>
          <table:table-cell table:formula="of:=[.$O$20]*POWER(([.G$25]*[.$A31])/POWER([.$O$21];[.$O$23]);[.$O$22])" office:value-type="float" office:value="429.290724331577" calcext:value-type="float">
            <text:p>429,290724331577</text:p>
          </table:table-cell>
          <table:table-cell table:formula="of:=[.$O$20]*POWER(([.H$25]*[.$A31])/POWER([.$O$21];[.$O$23]);[.$O$22])" office:value-type="float" office:value="470.890120220747" calcext:value-type="float">
            <text:p>470,890120220747</text:p>
          </table:table-cell>
          <table:table-cell table:formula="of:=[.$O$20]*POWER(([.I$25]*[.$A31])/POWER([.$O$21];[.$O$23]);[.$O$22])" office:value-type="float" office:value="510.169800250316" calcext:value-type="float">
            <text:p>510,169800250316</text:p>
          </table:table-cell>
          <table:table-cell table:formula="of:=[.$O$20]*POWER(([.J$25]*[.$A31])/POWER([.$O$21];[.$O$23]);[.$O$22])" office:value-type="float" office:value="547.527907703885" calcext:value-type="float">
            <text:p>547,527907703885</text:p>
          </table:table-cell>
          <table:table-cell table:formula="of:=[.$O$20]*POWER(([.K$25]*[.$A31])/POWER([.$O$21];[.$O$23]);[.$O$22])" office:value-type="float" office:value="583.258067488061" calcext:value-type="float">
            <text:p>583,258067488061</text:p>
          </table:table-cell>
          <table:table-cell/>
          <table:table-cell table:formula="of:=[.B32]/[.B31]" office:value-type="float" office:value="1.09690261990622" calcext:value-type="float">
            <text:p>1,0969026199062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O$20]*POWER(([.B$25]*[.$A32])/POWER([.$O$21];[.$O$23]);[.$O$22])" office:value-type="float" office:value="160.704792485802" calcext:value-type="float">
            <text:p>160,704792485802</text:p>
          </table:table-cell>
          <table:table-cell table:formula="of:=[.$O$20]*POWER(([.C$25]*[.$A32])/POWER([.$O$21];[.$O$23]);[.$O$22])" office:value-type="float" office:value="243.582916288346" calcext:value-type="float">
            <text:p>243,582916288346</text:p>
          </table:table-cell>
          <table:table-cell table:formula="of:=[.$O$20]*POWER(([.D$25]*[.$A32])/POWER([.$O$21];[.$O$23]);[.$O$22])" office:value-type="float" office:value="310.671619368037" calcext:value-type="float">
            <text:p>310,671619368037</text:p>
          </table:table-cell>
          <table:table-cell table:formula="of:=[.$O$20]*POWER(([.E$25]*[.$A32])/POWER([.$O$21];[.$O$23]);[.$O$22])" office:value-type="float" office:value="369.202661537161" calcext:value-type="float">
            <text:p>369,202661537161</text:p>
          </table:table-cell>
          <table:table-cell table:formula="of:=[.$O$20]*POWER(([.F$25]*[.$A32])/POWER([.$O$21];[.$O$23]);[.$O$22])" office:value-type="float" office:value="422.095605764896" calcext:value-type="float">
            <text:p>422,095605764896</text:p>
          </table:table-cell>
          <table:table-cell table:formula="of:=[.$O$20]*POWER(([.G$25]*[.$A32])/POWER([.$O$21];[.$O$23]);[.$O$22])" office:value-type="float" office:value="470.890120220747" calcext:value-type="float">
            <text:p>470,890120220747</text:p>
          </table:table-cell>
          <table:table-cell table:style-name="ce1" table:formula="of:=[.$O$20]*POWER(([.H$25]*[.$A32])/POWER([.$O$21];[.$O$23]);[.$O$22])" office:value-type="float" office:value="516.520606558093" calcext:value-type="float">
            <text:p>516,520606558093</text:p>
          </table:table-cell>
          <table:table-cell table:formula="of:=[.$O$20]*POWER(([.I$25]*[.$A32])/POWER([.$O$21];[.$O$23]);[.$O$22])" office:value-type="float" office:value="559.606590491606" calcext:value-type="float">
            <text:p>559,606590491606</text:p>
          </table:table-cell>
          <table:table-cell table:formula="of:=[.$O$20]*POWER(([.J$25]*[.$A32])/POWER([.$O$21];[.$O$23]);[.$O$22])" office:value-type="float" office:value="600.584796432164" calcext:value-type="float">
            <text:p>600,584796432164</text:p>
          </table:table-cell>
          <table:table-cell table:formula="of:=[.$O$20]*POWER(([.K$25]*[.$A32])/POWER([.$O$21];[.$O$23]);[.$O$22])" office:value-type="float" office:value="639.777302309095" calcext:value-type="float">
            <text:p>639,777302309095</text:p>
          </table:table-cell>
          <table:table-cell/>
          <table:table-cell table:formula="of:=[.B33]/[.B32]" office:value-type="float" office:value="1.08341580836556" calcext:value-type="float">
            <text:p>1,0834158083655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O$20]*POWER(([.B$25]*[.$A33])/POWER([.$O$21];[.$O$23]);[.$O$22])" office:value-type="float" office:value="174.110112659225" calcext:value-type="float">
            <text:p>174,110112659225</text:p>
          </table:table-cell>
          <table:table-cell table:formula="of:=[.$O$20]*POWER(([.C$25]*[.$A33])/POWER([.$O$21];[.$O$23]);[.$O$22])" office:value-type="float" office:value="263.901582154579" calcext:value-type="float">
            <text:p>263,901582154579</text:p>
          </table:table-cell>
          <table:table-cell table:formula="of:=[.$O$20]*POWER(([.D$25]*[.$A33])/POWER([.$O$21];[.$O$23]);[.$O$22])" office:value-type="float" office:value="336.58654363386" calcext:value-type="float">
            <text:p>336,58654363386</text:p>
          </table:table-cell>
          <table:table-cell table:formula="of:=[.$O$20]*POWER(([.E$25]*[.$A33])/POWER([.$O$21];[.$O$23]);[.$O$22])" office:value-type="float" office:value="400" calcext:value-type="float">
            <text:p>400</text:p>
          </table:table-cell>
          <table:table-cell table:formula="of:=[.$O$20]*POWER(([.F$25]*[.$A33])/POWER([.$O$21];[.$O$23]);[.$O$22])" office:value-type="float" office:value="457.305051927326" calcext:value-type="float">
            <text:p>457,305051927326</text:p>
          </table:table-cell>
          <table:table-cell table:formula="of:=[.$O$20]*POWER(([.G$25]*[.$A33])/POWER([.$O$21];[.$O$23]);[.$O$22])" office:value-type="float" office:value="510.169800250316" calcext:value-type="float">
            <text:p>510,169800250316</text:p>
          </table:table-cell>
          <table:table-cell table:formula="of:=[.$O$20]*POWER(([.H$25]*[.$A33])/POWER([.$O$21];[.$O$23]);[.$O$22])" office:value-type="float" office:value="559.606590491606" calcext:value-type="float">
            <text:p>559,606590491606</text:p>
          </table:table-cell>
          <table:table-cell table:formula="of:=[.$O$20]*POWER(([.I$25]*[.$A33])/POWER([.$O$21];[.$O$23]);[.$O$22])" office:value-type="float" office:value="606.286626604159" calcext:value-type="float">
            <text:p>606,286626604159</text:p>
          </table:table-cell>
          <table:table-cell table:formula="of:=[.$O$20]*POWER(([.J$25]*[.$A33])/POWER([.$O$21];[.$O$23]);[.$O$22])" office:value-type="float" office:value="650.683062718619" calcext:value-type="float">
            <text:p>650,683062718619</text:p>
          </table:table-cell>
          <table:table-cell table:formula="of:=[.$O$20]*POWER(([.K$25]*[.$A33])/POWER([.$O$21];[.$O$23]);[.$O$22])" office:value-type="float" office:value="693.144843155146" calcext:value-type="float">
            <text:p>693,144843155146</text:p>
          </table:table-cell>
          <table:table-cell/>
          <table:table-cell table:formula="of:=[.B34]/[.B33]" office:value-type="float" office:value="1.07322681082894" calcext:value-type="float">
            <text:p>1,0732268108289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O$20]*POWER(([.B$25]*[.$A34])/POWER([.$O$21];[.$O$23]);[.$O$22])" office:value-type="float" office:value="186.859640942328" calcext:value-type="float">
            <text:p>186,859640942328</text:p>
          </table:table-cell>
          <table:table-cell table:formula="of:=[.$O$20]*POWER(([.C$25]*[.$A34])/POWER([.$O$21];[.$O$23]);[.$O$22])" office:value-type="float" office:value="283.226253388471" calcext:value-type="float">
            <text:p>283,226253388471</text:p>
          </table:table-cell>
          <table:table-cell table:formula="of:=[.$O$20]*POWER(([.D$25]*[.$A34])/POWER([.$O$21];[.$O$23]);[.$O$22])" office:value-type="float" office:value="361.233702792104" calcext:value-type="float">
            <text:p>361,233702792104</text:p>
          </table:table-cell>
          <table:table-cell table:formula="of:=[.$O$20]*POWER(([.E$25]*[.$A34])/POWER([.$O$21];[.$O$23]);[.$O$22])" office:value-type="float" office:value="429.290724331577" calcext:value-type="float">
            <text:p>429,290724331577</text:p>
          </table:table-cell>
          <table:table-cell table:formula="of:=[.$O$20]*POWER(([.F$25]*[.$A34])/POWER([.$O$21];[.$O$23]);[.$O$22])" office:value-type="float" office:value="490.792042455928" calcext:value-type="float">
            <text:p>490,792042455928</text:p>
          </table:table-cell>
          <table:table-cell table:formula="of:=[.$O$20]*POWER(([.G$25]*[.$A34])/POWER([.$O$21];[.$O$23]);[.$O$22])" office:value-type="float" office:value="547.527907703885" calcext:value-type="float">
            <text:p>547,527907703885</text:p>
          </table:table-cell>
          <table:table-cell table:formula="of:=[.$O$20]*POWER(([.H$25]*[.$A34])/POWER([.$O$21];[.$O$23]);[.$O$22])" office:value-type="float" office:value="600.584796432164" calcext:value-type="float">
            <text:p>600,584796432164</text:p>
          </table:table-cell>
          <table:table-cell table:formula="of:=[.$O$20]*POWER(([.I$25]*[.$A34])/POWER([.$O$21];[.$O$23]);[.$O$22])" office:value-type="float" office:value="650.683062718619" calcext:value-type="float">
            <text:p>650,683062718619</text:p>
          </table:table-cell>
          <table:table-cell table:formula="of:=[.$O$20]*POWER(([.J$25]*[.$A34])/POWER([.$O$21];[.$O$23]);[.$O$22])" office:value-type="float" office:value="698.330508261912" calcext:value-type="float">
            <text:p>698,330508261912</text:p>
          </table:table-cell>
          <table:table-cell table:formula="of:=[.$O$20]*POWER(([.K$25]*[.$A34])/POWER([.$O$21];[.$O$23]);[.$O$22])" office:value-type="float" office:value="743.901629461925" calcext:value-type="float">
            <text:p>743,901629461925</text:p>
          </table:table-cell>
          <table:table-cell/>
          <table:table-cell table:formula="of:=[.B35]/[.B34]" office:value-type="float" office:value="1.0652572394602" calcext:value-type="float">
            <text:p>1,065257239460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O$20]*POWER(([.B$25]*[.$A35])/POWER([.$O$21];[.$O$23]);[.$O$22])" office:value-type="float" office:value="199.053585276749" calcext:value-type="float">
            <text:p>199,053585276749</text:p>
          </table:table-cell>
          <table:table-cell table:formula="of:=[.$O$20]*POWER(([.C$25]*[.$A35])/POWER([.$O$21];[.$O$23]);[.$O$22])" office:value-type="float" office:value="301.708816827258" calcext:value-type="float">
            <text:p>301,708816827258</text:p>
          </table:table-cell>
          <table:table-cell table:formula="of:=[.$O$20]*POWER(([.D$25]*[.$A35])/POWER([.$O$21];[.$O$23]);[.$O$22])" office:value-type="float" office:value="384.806817036304" calcext:value-type="float">
            <text:p>384,806817036304</text:p>
          </table:table-cell>
          <table:table-cell table:formula="of:=[.$O$20]*POWER(([.E$25]*[.$A35])/POWER([.$O$21];[.$O$23]);[.$O$22])" office:value-type="float" office:value="457.305051927326" calcext:value-type="float">
            <text:p>457,305051927326</text:p>
          </table:table-cell>
          <table:table-cell table:formula="of:=[.$O$20]*POWER(([.F$25]*[.$A35])/POWER([.$O$21];[.$O$23]);[.$O$22])" office:value-type="float" office:value="522.819776295637" calcext:value-type="float">
            <text:p>522,819776295637</text:p>
          </table:table-cell>
          <table:table-cell table:formula="of:=[.$O$20]*POWER(([.G$25]*[.$A35])/POWER([.$O$21];[.$O$23]);[.$O$22])" office:value-type="float" office:value="583.258067488061" calcext:value-type="float">
            <text:p>583,258067488061</text:p>
          </table:table-cell>
          <table:table-cell table:formula="of:=[.$O$20]*POWER(([.H$25]*[.$A35])/POWER([.$O$21];[.$O$23]);[.$O$22])" office:value-type="float" office:value="639.777302309095" calcext:value-type="float">
            <text:p>639,777302309095</text:p>
          </table:table-cell>
          <table:table-cell table:formula="of:=[.$O$20]*POWER(([.I$25]*[.$A35])/POWER([.$O$21];[.$O$23]);[.$O$22])" office:value-type="float" office:value="693.144843155146" calcext:value-type="float">
            <text:p>693,144843155146</text:p>
          </table:table-cell>
          <table:table-cell table:formula="of:=[.$O$20]*POWER(([.J$25]*[.$A35])/POWER([.$O$21];[.$O$23]);[.$O$22])" office:value-type="float" office:value="743.901629461925" calcext:value-type="float">
            <text:p>743,901629461925</text:p>
          </table:table-cell>
          <table:table-cell table:formula="of:=[.$O$20]*POWER(([.K$25]*[.$A35])/POWER([.$O$21];[.$O$23]);[.$O$22])" office:value-type="float" office:value="792.446596230557" calcext:value-type="float">
            <text:p>792,44659623055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 style:data-style-name="N2" text:time-value="15:16:33.0624902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7T17:08:32.690458381</meta:creation-date>
    <meta:generator>LibreOffice/24.8.7.2$Linux_X86_64 LibreOffice_project/480$Build-2</meta:generator>
    <dc:date>2025-06-18T17:07:07.358052947</dc:date>
    <meta:editing-duration>PT2H32M40S</meta:editing-duration>
    <meta:editing-cycles>44</meta:editing-cycles>
    <meta:document-statistic meta:table-count="4" meta:cell-count="415" meta:object-count="0"/>
  </office:meta>
</office:document-meta>
</file>